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e8cb"/>
    </style:style>
    <style:style style:name="ce2" style:family="table-cell" style:parent-style-name="Default">
      <style:table-cell-properties fo:background-color="#ffe994"/>
    </style:style>
    <style:style style:name="T1" style:family="text">
      <style:text-properties style:text-position="-8% 58%"/>
    </style:style>
    <style:style style:name="T2" style:family="text">
      <style:text-properties style:text-position="0% 100%"/>
    </style:style>
    <style:style style:name="T3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<text:span text:style-name="T1">out</text:span></text:p>
          </table:table-cell>
          <table:table-cell table:style-name="ce1"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string" calcext:value-type="string">
            <text:p>I<text:span text:style-name="T1">out max</text:span></text:p>
          </table:table-cell>
          <table:table-cell table:style-name="ce1" office:value-type="float" office:value="0.5" calcext:value-type="float">
            <text:p>0.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P<text:span text:style-name="T1">out max</text:span></text:p>
          </table:table-cell>
          <table:table-cell table:formula="of:=[.C2]*[.C3]" office:value-type="float" office:value="1.65" calcext:value-type="float">
            <text:p>1.6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/>
          <table:table-cell office:value-type="string" calcext:value-type="string">
            <text:p>V<text:span text:style-name="T1">F</text:span></text:p>
          </table:table-cell>
          <table:table-cell table:style-name="ce1" office:value-type="float" office:value="0.5" calcext:value-type="float">
            <text:p>0.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string" calcext:value-type="string">
            <text:p>f<text:span text:style-name="T1">osc min</text:span></text:p>
          </table:table-cell>
          <table:table-cell table:style-name="ce1" office:value-type="float" office:value="42" calcext:value-type="float">
            <text:p>42</text:p>
          </table:table-cell>
          <table:table-cell office:value-type="string" calcext:value-type="string">
            <text:p>kHz</text:p>
          </table:table-cell>
        </table:table-row>
        <table:table-row table:style-name="ro1">
          <table:table-cell/>
          <table:table-cell office:value-type="string" calcext:value-type="string">
            <text:p>I<text:span text:style-name="T1">pk</text:span></text:p>
          </table:table-cell>
          <table:table-cell table:formula="of:=[.C3]*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R<text:span text:style-name="T1">sc</text:span></text:p>
          </table:table-cell>
          <table:table-cell table:formula="of:=0.3/[.C7]" office:value-type="float" office:value="0.3" calcext:value-type="float">
            <text:p>0.3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/>
          <table:table-cell office:value-type="string" calcext:value-type="string">
            <text:p>R<text:span text:style-name="T1">wire/m</text:span></text:p>
          </table:table-cell>
          <table:table-cell table:style-name="ce1" office:value-type="float" office:value="0.0166" calcext:value-type="float">
            <text:p>0.0166</text:p>
          </table:table-cell>
          <table:table-cell office:value-type="string" calcext:value-type="string">
            <text:p>R/m (1mm<text:span text:style-name="T3">2</text:span>)</text:p>
          </table:table-cell>
        </table:table-row>
        <table:table-row table:style-name="ro1">
          <table:table-cell/>
          <table:table-cell office:value-type="string" calcext:value-type="string">
            <text:p>L<text:span text:style-name="T1">wire</text:span>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/>
          <table:table-cell office:value-type="string" calcext:value-type="string">
            <text:p>R<text:span text:style-name="T1">wire</text:span></text:p>
          </table:table-cell>
          <table:table-cell table:formula="of:=[.C9]*[.C10]*2" office:value-type="float" office:value="0.2656" calcext:value-type="float">
            <text:p>0.2656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/>
          <table:table-cell office:value-type="string" calcext:value-type="string">
            <text:p>V<text:span text:style-name="T1">sat</text:span></text:p>
          </table:table-cell>
          <table:table-cell table:style-name="ce1" office:value-type="float" office:value="1.6" calcext:value-type="float">
            <text:p>1.6</text:p>
          </table:table-cell>
          <table:table-cell office:value-type="string" calcext:value-type="string">
            <text:p>V (@1A)</text:p>
          </table:table-cell>
        </table:table-row>
        <table:table-row table:style-name="ro1">
          <table:table-cell/>
          <table:table-cell office:value-type="string" calcext:value-type="string">
            <text:p>V<text:span text:style-name="T1">ripple(p — p)</text:span></text:p>
          </table:table-cell>
          <table:table-cell table:style-name="ce1" office:value-type="float" office:value="0.1" calcext:value-type="float">
            <text:p>0.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’<text:span text:style-name="T1">in</text:span>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string" calcext:value-type="string">
            <text:p>I<text:span text:style-name="T1">in</text:span></text:p>
          </table:table-cell>
          <table:table-cell table:formula="of:=[.C4]/[.C15]" office:value-type="float" office:value="0.33" calcext:value-type="float">
            <text:p>0.3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U<text:span text:style-name="T1">w</text:span></text:p>
          </table:table-cell>
          <table:table-cell table:formula="of:=[.C16]*[.C11]" office:value-type="float" office:value="0.087648" calcext:value-type="float">
            <text:p>0.08764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string" calcext:value-type="string">
            <text:p>V<text:span text:style-name="T1">in</text:span></text:p>
          </table:table-cell>
          <table:table-cell table:formula="of:=[.C15]-[.C17]" office:value-type="float" office:value="4.912352" calcext:value-type="float">
            <text:p>4.91235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string" calcext:value-type="string">
            <text:p>t<text:span text:style-name="T1">on</text:span><text:span text:style-name="T2">/t</text:span><text:span text:style-name="T1">off</text:span></text:p>
          </table:table-cell>
          <table:table-cell table:formula="of:=([.C2]+[.C5])/([.C18]-[.C12]-[.C2])" office:value-type="float" office:value="307.642487046623" calcext:value-type="float">
            <text:p>307.6424870466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t<text:span text:style-name="T1">on</text:span><text:span text:style-name="T2"> + t</text:span><text:span text:style-name="T1">off</text:span><text:span text:style-name="T2">) max</text:span></text:p>
          </table:table-cell>
          <table:table-cell table:formula="of:=1/[.C6]/1000" office:value-type="float" office:value="0.0000238095238095238" calcext:value-type="float">
            <text:p>2.38095238095238E-0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t<text:span text:style-name="T1">on</text:span></text:p>
          </table:table-cell>
          <table:table-cell table:formula="of:=([.C20]*[.C19])/([.C19]+1)" office:value-type="float" office:value="0.000023732381080286" calcext:value-type="float">
            <text:p>2.3732381080286E-0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C<text:span text:style-name="T1">T calc</text:span></text:p>
          </table:table-cell>
          <table:table-cell table:style-name="ce2" table:formula="of:=0.000045*[.C21]*1000000000" office:value-type="float" office:value="1.06795714861287" calcext:value-type="float">
            <text:p>1.06795714861287</text:p>
          </table:table-cell>
          <table:table-cell office:value-type="string" calcext:value-type="string">
            <text:p>nF</text:p>
          </table:table-cell>
        </table:table-row>
        <table:table-row table:style-name="ro1">
          <table:table-cell/>
          <table:table-cell office:value-type="string" calcext:value-type="string">
            <text:p>C<text:span text:style-name="T1">o</text:span></text:p>
          </table:table-cell>
          <table:table-cell table:style-name="ce2" table:formula="of:=[.C7]*[.C20]/(8*[.C13])*10000000" office:value-type="float" office:value="297.619047619048" calcext:value-type="float">
            <text:p>297.619047619048</text:p>
          </table:table-cell>
          <table:table-cell office:value-type="string" calcext:value-type="string">
            <text:p>uF</text:p>
          </table:table-cell>
        </table:table-row>
        <table:table-row table:style-name="ro1">
          <table:table-cell/>
          <table:table-cell office:value-type="string" calcext:value-type="string">
            <text:p>L (min)</text:p>
          </table:table-cell>
          <table:table-cell table:style-name="ce2" table:formula="of:=([.C18]-[.C12]-[.C2])/[.C7]*[.C21]*1000" office:value-type="float" office:value="0.000293142371103701" calcext:value-type="float">
            <text:p>0.000293142371104</text:p>
          </table:table-cell>
          <table:table-cell office:value-type="string" calcext:value-type="string">
            <text:p>m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8">00/00/0000</text:date>, <text:time style:data-style-name="N2" text:time-value="15:09:54.21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0T20:20:46.046000000</meta:creation-date>
    <dc:date>2021-08-18T21:39:16.649000000</dc:date>
    <meta:editing-duration>PT6H38M42S</meta:editing-duration>
    <meta:editing-cycles>3</meta:editing-cycles>
    <meta:generator>LibreOffice/7.0.3.1$Windows_X86_64 LibreOffice_project/d7547858d014d4cf69878db179d326fc3483e082</meta:generator>
    <meta:document-statistic meta:table-count="1" meta:cell-count="65" meta:object-count="0"/>
  </office:meta>
</office:document-meta>
</file>